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a219d" officeooo:paragraph-rsid="000a219d" style:font-weight-asian="bold" style:font-weight-complex="bold"/>
    </style:style>
    <style:style style:name="P2" style:family="paragraph" style:parent-style-name="Standard">
      <style:text-properties fo:font-weight="bold" officeooo:rsid="000b7a61" officeooo:paragraph-rsid="000b7a61" style:font-weight-asian="bold" style:font-weight-complex="bold"/>
    </style:style>
    <style:style style:name="P3" style:family="paragraph" style:parent-style-name="Standard">
      <style:text-properties fo:font-weight="bold" officeooo:rsid="000d2d4c" officeooo:paragraph-rsid="000d2d4c" style:font-weight-asian="bold" style:font-weight-complex="bold"/>
    </style:style>
    <style:style style:name="P4" style:family="paragraph" style:parent-style-name="Standard">
      <style:text-properties fo:font-size="20pt" fo:font-weight="bold" officeooo:rsid="000a219d" officeooo:paragraph-rsid="000a219d" style:font-weight-asian="bold" style:font-weight-complex="bold"/>
    </style:style>
    <style:style style:name="P5" style:family="paragraph" style:parent-style-name="Heading_20_1">
      <style:text-properties fo:font-size="12pt" fo:font-weight="bold" officeooo:rsid="00108a6d" officeooo:paragraph-rsid="00108a6d" style:font-weight-asian="bold" style:font-weight-complex="bold"/>
    </style:style>
    <style:style style:name="P6" style:family="paragraph" style:parent-style-name="Standard">
      <style:text-properties fo:font-weight="normal" officeooo:rsid="000b7a61" officeooo:paragraph-rsid="000b7a61" style:font-weight-asian="normal" style:font-weight-complex="normal"/>
    </style:style>
    <style:style style:name="P7" style:family="paragraph" style:parent-style-name="Standard">
      <style:text-properties fo:font-weight="normal" officeooo:rsid="000d2d4c" officeooo:paragraph-rsid="000d2d4c" style:font-weight-asian="normal" style:font-weight-complex="normal"/>
    </style:style>
    <style:style style:name="P8" style:family="paragraph" style:parent-style-name="Standard">
      <style:text-properties fo:font-size="16pt" fo:font-weight="bold" officeooo:rsid="000e0651" officeooo:paragraph-rsid="000e0651" style:font-weight-asian="bold" style:font-weight-complex="bold"/>
    </style:style>
    <style:style style:name="P9" style:family="paragraph" style:parent-style-name="Standard">
      <style:text-properties fo:font-size="16pt" fo:font-weight="bold" officeooo:rsid="000ec8c6" officeooo:paragraph-rsid="000ec8c6" style:font-weight-asian="bold" style:font-weight-complex="bold"/>
    </style:style>
    <style:style style:name="P10" style:family="paragraph" style:parent-style-name="Standard">
      <style:text-properties fo:font-size="16pt" fo:font-weight="bold" officeooo:rsid="00108a6d" officeooo:paragraph-rsid="00108a6d" style:font-weight-asian="bold" style:font-weight-complex="bold"/>
    </style:style>
    <style:style style:name="P11" style:family="paragraph" style:parent-style-name="Standard">
      <style:text-properties fo:font-size="16pt" fo:font-weight="bold" officeooo:rsid="00127d8a" officeooo:paragraph-rsid="00127d8a" style:font-weight-asian="bold" style:font-weight-complex="bold"/>
    </style:style>
    <style:style style:name="P12" style:family="paragraph" style:parent-style-name="Standard">
      <style:text-properties fo:font-size="16pt" fo:font-weight="bold" officeooo:rsid="00148b1e" officeooo:paragraph-rsid="00158e07" style:font-weight-asian="bold" style:font-weight-complex="bold"/>
    </style:style>
    <style:style style:name="P13" style:family="paragraph" style:parent-style-name="Standard">
      <style:text-properties fo:font-size="16pt" fo:font-weight="bold" officeooo:rsid="00178af5" officeooo:paragraph-rsid="00178af5" style:font-weight-asian="bold" style:font-weight-complex="bold"/>
    </style:style>
    <style:style style:name="P14" style:family="paragraph" style:parent-style-name="Standard">
      <style:text-properties fo:font-size="12pt" fo:font-weight="bold" officeooo:rsid="00108a6d" officeooo:paragraph-rsid="00108a6d" style:font-weight-asian="bold" style:font-weight-complex="bold"/>
    </style:style>
    <style:style style:name="P15" style:family="paragraph" style:parent-style-name="Standard">
      <style:text-properties fo:font-size="12pt" fo:font-weight="bold" officeooo:rsid="00194902" officeooo:paragraph-rsid="00194902" style:font-weight-asian="bold" style:font-weight-complex="bold"/>
    </style:style>
    <style:style style:name="P16" style:family="paragraph" style:parent-style-name="Standard">
      <style:text-properties fo:font-size="12pt" fo:font-weight="normal" officeooo:rsid="00194902" officeooo:paragraph-rsid="00194902" style:font-weight-asian="normal" style:font-weight-complex="normal"/>
    </style:style>
    <style:style style:name="P17" style:family="paragraph" style:parent-style-name="Text_20_body">
      <style:text-properties officeooo:rsid="001a43ce" officeooo:paragraph-rsid="001a43ce"/>
    </style:style>
    <style:style style:name="P18" style:family="paragraph" style:parent-style-name="Text_20_body">
      <style:text-properties officeooo:rsid="001a43ce" officeooo:paragraph-rsid="001b224f"/>
    </style:style>
    <style:style style:name="P19" style:family="paragraph" style:parent-style-name="Text_20_body">
      <style:text-properties officeooo:rsid="001a43ce" officeooo:paragraph-rsid="001b77ff"/>
    </style:style>
    <style:style style:name="P20" style:family="paragraph" style:parent-style-name="Text_20_body">
      <style:text-properties officeooo:rsid="001a43ce" officeooo:paragraph-rsid="001bc677"/>
    </style:style>
    <style:style style:name="P21" style:family="paragraph" style:parent-style-name="Text_20_body">
      <style:text-properties fo:font-size="14pt" fo:font-weight="normal" officeooo:rsid="001bc677" officeooo:paragraph-rsid="001bc67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95a6" style:font-weight-asian="normal" style:font-weight-complex="normal"/>
    </style:style>
    <style:style style:name="T3" style:family="text">
      <style:text-properties fo:font-size="14pt" fo:font-weight="bold" officeooo:rsid="001b77ff" style:font-weight-asian="bold" style:font-weight-complex="bold"/>
    </style:style>
    <style:style style:name="T4" style:family="text">
      <style:text-properties fo:font-size="12pt"/>
    </style:style>
    <style:style style:name="T5" style:family="text">
      <style:text-properties fo:font-size="12pt" fo:font-weight="normal" style:font-weight-asian="normal" style:font-weight-complex="normal"/>
    </style:style>
    <style:style style:name="T6" style:family="text">
      <style:text-properties fo:font-size="12pt" officeooo:rsid="00158e07"/>
    </style:style>
    <style:style style:name="T7" style:family="text">
      <style:text-properties fo:font-weight="bold" style:font-weight-asian="bold" style:font-weight-complex="bold"/>
    </style:style>
    <style:style style:name="T8" style:family="text">
      <style:text-properties fo:font-weight="bold" officeooo:rsid="001b224f" style:font-weight-asian="bold" style:font-weight-complex="bold"/>
    </style:style>
    <style:style style:name="T9" style:family="text">
      <style:text-properties fo:font-weight="bold" officeooo:rsid="001c95a6" style:font-weight-asian="bold" style:font-weight-complex="bold"/>
    </style:style>
    <style:style style:name="T10" style:family="text">
      <style:text-properties officeooo:rsid="00158e07"/>
    </style:style>
    <style:style style:name="T11" style:family="text">
      <style:text-properties fo:font-size="18pt" fo:font-weight="bold" officeooo:rsid="001b224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ocal storage &amp; event delegation</text:p>
      <text:p text:style-name="P1"/>
      <text:p text:style-name="P2">Objective : </text:p>
      <text:p text:style-name="P2">Local storage : <text:span text:style-name="T1">here we are add creating some data &amp; that data persist</text:span></text:p>
      <text:p text:style-name="P6"><text:tab/><text:tab/><text:tab/>even after hitting refresh button.</text:p>
      <text:p text:style-name="P6"/>
      <text:p text:style-name="P3">Event delegation : <text:span text:style-name="T1">basically we will deal with the error of assiging event </text:span></text:p>
      <text:p text:style-name="P7"><text:tab/><text:tab/><text:tab/>listener to the object which don’t exist already.</text:p>
      <text:p text:style-name="P7"/>
      <text:p text:style-name="P8">Challenge : <text:span text:style-name="T5">How to add items &amp; show that in html page ? </text:span></text:p>
      <text:p text:style-name="P8"><text:span text:style-name="T5">Hint : We performed similar task with look ahead &amp; type too.</text:span></text:p>
      <text:p text:style-name="P8"><text:span text:style-name="T5"/></text:p>
      <text:p text:style-name="P8"><text:span text:style-name="T5"/></text:p>
      <text:p text:style-name="P8"><text:span text:style-name="T5"/></text:p>
      <text:p text:style-name="P9">Challenge : <text:span text:style-name="T5">Unable to add item on html page, because on adding</text:span></text:p>
      <text:p text:style-name="P9"><text:span text:style-name="T5">page is getting refereshed, I don’t know why?</text:span></text:p>
      <text:p text:style-name="P11"><text:span text:style-name="T4">Hint : </text:span><text:span text:style-name="T5">Because it is the default behaviour of the form to get redirected </text:span></text:p>
      <text:p text:style-name="P11"><text:span text:style-name="T5">on getting submitted. </text:span></text:p>
      <text:p text:style-name="P11"><text:span text:style-name="T5">However, if you wish to avoid , then : </text:span></text:p>
      <text:p text:style-name="P11"><text:span text:style-name="T5">In call back function execute : </text:span></text:p>
      <text:p text:style-name="P11"><text:span text:style-name="T5">event.preventDefault();</text:span></text:p>
      <text:p text:style-name="P11"><text:span text:style-name="T5"/></text:p>
      <text:p text:style-name="P9"><text:span text:style-name="T5"/></text:p>
      <text:p text:style-name="P10">Difference between event : ‘<text:span text:style-name="T1">click</text:span>’ &amp; ‘<text:span text:style-name="T1">submit</text:span>’</text:p>
      <text:p text:style-name="P14"><text:span text:style-name="T1">To summarize, make sure the </text:span><text:span text:style-name="Source_20_Text"><text:span text:style-name="T1">click</text:span></text:span><text:span text:style-name="T1"> </text:span><text:span text:style-name="Source_20_Text"><text:span text:style-name="T1">EventListener</text:span></text:span><text:span text:style-name="T1"> is attached to the element where the user is expected to click. The </text:span><text:span text:style-name="Source_20_Text"><text:span text:style-name="T1">submit</text:span></text:span><text:span text:style-name="T1"> </text:span><text:span text:style-name="Source_20_Text"><text:span text:style-name="T1">EventListener</text:span></text:span><text:span text:style-name="T1"> should be attached to the form element that the user is submitting.</text:span></text:p>
      <text:p text:style-name="P14"><text:span text:style-name="T1">All you need to do is add the </text:span><text:span text:style-name="Source_20_Text"><text:span text:style-name="T1">EventListener</text:span></text:span><text:span text:style-name="T1"> to the form and you can access any information that will be submitted by the form. Once you have the data you can make the appropriate patch or post requests. If there are multiple forms, then you will need to specify in the </text:span><text:span text:style-name="Source_20_Text"><text:span text:style-name="T1">EventListener</text:span></text:span><text:span text:style-name="T1">. In the example below, I used a </text:span><text:span text:style-name="Source_20_Text"><text:span text:style-name="T1">querySelector</text:span></text:span><text:span text:style-name="T1"> to find the appropriate form.</text:span></text:p>
      <text:h text:style-name="P5" text:outline-level="1"><text:bookmark text:name="c0ce"/><text:span text:style-name="Strong_20_Emphasis">Click EventListeners</text:span></text:h>
      <text:p text:style-name="Text_20_body"><text:bookmark text:name="dcd3"/>Click <text:span text:style-name="Source_20_Text">EventListener</text:span>s are used when you need a user to click on an element to access additional information, go to a form, etc. For example, if you want the user to click on the “Next Page” button to go to the next page you would add a click <text:span text:style-name="Source_20_Text">EventListener</text:span> to the button. To do this, you need to find the appropriate element in the HTML, add the <text:span text:style-name="Source_20_Text">EventListener</text:span>, and have it call a function that will direct the user to the next page.</text:p>
      <text:p text:style-name="P12">Challenge : We are storing all items in an array &amp; we are recreating all items in the html page , not just newly added item.</text:p>
      <text:p text:style-name="P12"><text:span text:style-name="T10">Hint : </text:span><text:span text:style-name="T6">This is not a big issue <text:s/>, but this problem can be solved by ReactJs</text:span></text:p>
      <text:p text:style-name="P12"><text:span text:style-name="T6"/></text:p>
      <text:p text:style-name="P13">Learning:</text:p>
      <text:p text:style-name="P13">Local storage in the browser</text:p>
      <text:p text:style-name="P16">Browsers have local storage in application tab(chrome). </text:p>
      <text:p text:style-name="P16">This stores value in form of key value pair.</text:p>
      <text:p text:style-name="P16">Value is always stored in string format. </text:p>
      <text:p text:style-name="P15"><text:soft-page-break/>Note: <text:span text:style-name="T1">Always convert the value to string format before storing in local storage else it will</text:span></text:p>
      <text:p text:style-name="P15"><text:span text:style-name="T1">give abrupt result.</text:span></text:p>
      <text:p text:style-name="P15"><text:span text:style-name="T1">e.g. items = [{index : 1},{index : 2}] </text:span></text:p>
      <text:p text:style-name="P15"><text:span text:style-name="T1">localStorage.setItem(items) ; // this will have just “</text:span>[object, object]”.</text:p>
      <text:p text:style-name="Text_20_body">So, solution is <text:span text:style-name="T7">localStroge(‘item’, JSON.stringify(items);</text:span></text:p>
      <text:p text:style-name="P17"><text:span text:style-name="T7">Three operation available for localStorage; </text:span></text:p>
      <text:p text:style-name="P18"><text:span text:style-name="T7">localStorage.setItem(“key”, value)<text:line-break/>localStorage.getItem(“key”)<text:line-break/>localStorage.remove(“key”)</text:span></text:p>
      <text:p text:style-name="P18"><text:span text:style-name="T7"/></text:p>
      <text:p text:style-name="P18"><text:span text:style-name="T7"/></text:p>
      <text:p text:style-name="P19"><text:span text:style-name="T11">Event Delegation : </text:span></text:p>
      <text:p text:style-name="P21">Problem : was that adding event listener to element which does not exist .</text:p>
      <text:p text:style-name="P20"><text:span text:style-name="T3">Objective is to assign event listener to element which is responsible(will be available always) &amp; its responsibility will be to make the targeted element to <text:line-break/>specified task.</text:span></text:p>
      <text:p text:style-name="P20"><text:span text:style-name="T7"/></text:p>
      <text:p text:style-name="P20"><text:span text:style-name="T2">Explore about event delegation, get more clarity about the problem it solved w.r.t. project</text:span><text:span text:style-name="T7"><text:line-break/><text:line-break/></text:span></text:p>
      <text:p text:style-name="Text_20_body"><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01T23:47:25.745750291</meta:creation-date>
    <dc:date>2021-02-02T14:08:00.041703789</dc:date>
    <meta:editing-duration>PT2H46M41S</meta:editing-duration>
    <meta:editing-cycles>19</meta:editing-cycles>
    <meta:generator>LibreOffice/7.0.4.2$Linux_X86_64 LibreOffice_project/573028415b474775687f7355a6d413c41d013a01</meta:generator>
    <meta:document-statistic meta:table-count="0" meta:image-count="0" meta:object-count="0" meta:page-count="2" meta:paragraph-count="38" meta:word-count="497" meta:character-count="2896" meta:non-whitespace-character-count="2415"/>
  </office:meta>
</office:document-meta>
</file>